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Ceu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gradient" draw:fill-gradient-name="Ceu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gradient" draw:fill-gradient-name="Ceu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" fo:font-size="12pt" fo:font-weight="normal" style:font-size-asian="18pt" style:font-size-complex="18pt"/>
    </style:style>
    <style:style style:name="T1" style:family="text">
      <style:text-properties style:font-name="CMU Serif"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93cm" svg:height="1.176cm" svg:x="0cm" svg:y="0.589cm">
          <text:p text:style-name="P1"><text:span text:style-name="T1">Interrup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1.84cm" svg:height="1.176cm" svg:x="4.523cm" svg:y="6.235cm">
          <text:p text:style-name="P1"><text:span text:style-name="T1">Salva</text:span><text:span text:style-name="T1"><text:line-break/></text:span><text:span text:style-name="T1">Hamm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75cm" svg:height="1.176cm" svg:x="12.325cm" svg:y="3.471cm">
          <text:p text:style-name="P1"><text:span text:style-name="T1">Fim interrupção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.146cm" svg:y1="1.765cm" svg:x2="2.121cm" svg:y2="4.118cm" draw:start-shape="id1" draw:start-glue-point="2" draw:end-shape="id2" svg:d="m1146 1765v501l473 1852h502" svg:viewBox="0 0 976 2354">
          <text:p/>
        </draw:connector>
        <draw:custom-shape draw:style-name="gr1" draw:text-style-name="P2" xml:id="id2" draw:id="id2" draw:layer="layout" svg:width="2.867cm" svg:height="2.353cm" svg:x="2.121cm" svg:y="2.942cm">
          <text:p text:style-name="P1"><text:span text:style-name="T1">Processo</text:span></text:p>
          <text:p text:style-name="P1"><text:span text:style-name="T1">Atual é</text:span></text:p>
          <text:p text:style-name="P1"><text:span text:style-name="T1">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1.84cm" svg:height="1.176cm" svg:x="4.523cm" svg:y="0.589cm">
          <text:p text:style-name="P1"><text:span text:style-name="T1">Salva</text:span><text:span text:style-name="T1"><text:line-break/></text:span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866cm" svg:height="2.353cm" svg:x="6.134cm" svg:y="2.882cm">
          <text:p text:style-name="P1"><text:span text:style-name="T1">Próximo</text:span></text:p>
          <text:p text:style-name="P1"><text:span text:style-name="T1">processo</text:span></text:p>
          <text:p text:style-name="P1"><text:span text:style-name="T1">é 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567cm" svg:y1="2.882cm" svg:x2="8.369cm" svg:y2="1.177cm" draw:start-shape="id3" draw:start-glue-point="4" draw:end-shape="id4" draw:end-glue-point="5" svg:d="m7567 2882v-1705h802" svg:viewBox="0 0 803 1706">
          <text:p text:style-name="P1"><text:span text:style-name="T1">Sim</text:span></text:p>
        </draw:connector>
        <draw:connector draw:style-name="gr3" draw:text-style-name="P2" draw:layer="layout" svg:x1="7.567cm" svg:y1="5.235cm" svg:x2="8.369cm" svg:y2="6.824cm" draw:start-shape="id3" draw:start-glue-point="6" draw:end-shape="id5" draw:end-glue-point="5" svg:d="m7567 5235v1589h802" svg:viewBox="0 0 803 1590">
          <text:p text:style-name="P1"><text:span text:style-name="T1">Não</text:span></text:p>
        </draw:connector>
        <draw:custom-shape draw:style-name="gr1" draw:text-style-name="P2" xml:id="id4" draw:id="id4" draw:layer="layout" svg:width="2.867cm" svg:height="2.353cm" svg:x="8.369cm" svg:y="0cm">
          <text:p text:style-name="P1"><text:span text:style-name="T1">Checar CR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2.867cm" svg:height="2.353cm" svg:x="8.369cm" svg:y="5.647cm">
          <text:p text:style-name="P1"><text:span text:style-name="T1">Checar</text:span></text:p>
          <text:p text:style-name="P1"><text:span text:style-name="T1">Hamm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3.175cm" svg:height="1.176cm" svg:x="12.325cm" svg:y="0.589cm">
          <text:p text:style-name="P1"><text:span text:style-name="T1">Reinicia</text:span><text:span text:style-name="T1"><text:line-break/></text:span><text:span text:style-name="T1">Proces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176cm" svg:x="12.325cm" svg:y="6.235cm">
          <text:p text:style-name="P1"><text:span text:style-name="T1">Corrige Pilh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555cm" svg:y1="2.942cm" svg:x2="4.523cm" svg:y2="1.177cm" draw:start-shape="id2" draw:start-glue-point="4" draw:end-shape="id6" draw:end-glue-point="3" svg:d="m3555 2942v-1765h968" svg:viewBox="0 0 969 1766">
          <text:p text:style-name="P1"><text:span text:style-name="T1">Não</text:span></text:p>
        </draw:connector>
        <draw:connector draw:style-name="gr3" draw:text-style-name="P2" draw:layer="layout" svg:x1="9.803cm" svg:y1="2.353cm" svg:x2="12.325cm" svg:y2="4.059cm" draw:start-shape="id4" draw:start-glue-point="6" draw:end-shape="id7" draw:end-glue-point="3" svg:d="m9803 2353v1706h2522" svg:viewBox="0 0 2523 1707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</draw:connector>
        <draw:connector draw:style-name="gr3" draw:text-style-name="P2" draw:layer="layout" svg:x1="9.803cm" svg:y1="5.647cm" svg:x2="12.325cm" svg:y2="4.059cm" draw:start-shape="id5" draw:start-glue-point="4" draw:end-shape="id7" draw:end-glue-point="3" svg:d="m9803 5647v-1588h2522" svg:viewBox="0 0 2523 158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3" draw:text-style-name="P2" draw:layer="layout" svg:x1="11.236cm" svg:y1="6.824cm" svg:x2="12.325cm" svg:y2="6.823cm" draw:start-shape="id5" draw:start-glue-point="7" draw:end-shape="id8" svg:d="m11236 6824h544v-1h545" svg:viewBox="0 0 1090 2">
          <text:p text:style-name="P1"><text:span text:style-name="T1"/></text:p>
          <text:p text:style-name="P1"><text:span text:style-name="T1">Erro</text:span></text:p>
        </draw:connector>
        <draw:connector draw:style-name="gr3" draw:text-style-name="P2" draw:layer="layout" svg:x1="11.236cm" svg:y1="1.177cm" svg:x2="12.325cm" svg:y2="1.177cm" draw:start-shape="id4" draw:start-glue-point="7" draw:end-shape="id9" draw:end-glue-point="3" svg:d="m11236 1177h1089" svg:viewBox="0 0 1090 1">
          <text:p text:style-name="P1"><text:span text:style-name="T1">Erro</text:span></text:p>
          <text:p text:style-name="P1"><text:span text:style-name="T1"/></text:p>
        </draw:connector>
        <draw:connector draw:style-name="gr2" draw:text-style-name="P2" draw:layer="layout" svg:x1="13.912cm" svg:y1="1.765cm" svg:x2="13.912cm" svg:y2="3.471cm" draw:start-shape="id9" draw:start-glue-point="2" draw:end-shape="id7" svg:d="m13912 1765v1706" svg:viewBox="0 0 1 1707">
          <text:p/>
        </draw:connector>
        <draw:connector draw:style-name="gr2" draw:text-style-name="P2" draw:layer="layout" svg:x1="13.912cm" svg:y1="6.235cm" svg:x2="13.912cm" svg:y2="4.647cm" draw:start-shape="id8" draw:start-glue-point="0" draw:end-shape="id7" draw:end-glue-point="2" svg:d="m13912 6235v-1588" svg:viewBox="0 0 1 1589">
          <text:p/>
        </draw:connector>
        <draw:connector draw:style-name="gr3" draw:text-style-name="P2" draw:layer="layout" svg:x1="3.555cm" svg:y1="5.295cm" svg:x2="4.523cm" svg:y2="6.823cm" draw:start-shape="id2" draw:start-glue-point="6" draw:end-shape="id10" draw:end-glue-point="3" svg:d="m3555 5295v1528h968" svg:viewBox="0 0 969 1529">
          <text:p text:style-name="P1"><text:span text:style-name="T1">Sim</text:span></text:p>
        </draw:connector>
        <draw:connector draw:style-name="gr2" draw:text-style-name="P2" draw:layer="layout" svg:x1="5.443cm" svg:y1="6.235cm" svg:x2="6.134cm" svg:y2="4.059cm" draw:start-shape="id10" draw:start-glue-point="0" draw:end-shape="id3" draw:end-glue-point="5" svg:d="m5443 6235v-2176h691" svg:viewBox="0 0 692 2177">
          <text:p/>
        </draw:connector>
        <draw:connector draw:style-name="gr2" draw:text-style-name="P2" draw:layer="layout" svg:x1="5.443cm" svg:y1="1.765cm" svg:x2="6.134cm" svg:y2="4.059cm" draw:start-shape="id6" draw:start-glue-point="2" draw:end-shape="id3" draw:end-glue-point="5" svg:d="m5443 1765v2294h691" svg:viewBox="0 0 692 22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eu" draw:style="linear" draw:start-color="#729fcf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10</meta:editing-cycles>
    <meta:generator>LibreOffice/4.1.2.3$Windows_x86 LibreOffice_project/40b2d7fde7e8d2d7bc5a449dc65df4d08a7dd38</meta:generator>
    <dc:date>2013-10-26T19:38:17.295000000</dc:date>
    <meta:document-statistic meta:object-count="23"/>
  </office:meta>
</office:document-meta>
</file>